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Century Gothic1" svg:font-family="'Century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383cm" fo:margin-left="-0.199cm" fo:margin-top="0cm" fo:margin-bottom="0cm" table:align="left" style:writing-mode="lr-tb"/>
    </style:style>
    <style:style style:name="Tableau1.A" style:family="table-column">
      <style:table-column-properties style:column-width="3.385cm"/>
    </style:style>
    <style:style style:name="Tableau1.B" style:family="table-column">
      <style:table-column-properties style:column-width="3.041cm"/>
    </style:style>
    <style:style style:name="Tableau1.C" style:family="table-column">
      <style:table-column-properties style:column-width="3.577cm"/>
    </style:style>
    <style:style style:name="Tableau1.D" style:family="table-column">
      <style:table-column-properties style:column-width="3.336cm"/>
    </style:style>
    <style:style style:name="Tableau1.E" style:family="table-column">
      <style:table-column-properties style:column-width="3.044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List_20_Paragraph" style:list-style-name="WWNum1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Century Gothic" fo:font-size="10pt" style:text-underline-style="solid" style:text-underline-width="auto" style:text-underline-color="font-color" fo:font-weight="bold" style:font-size-asian="10pt" style:font-weight-asian="bold"/>
    </style:style>
    <style:style style:name="P4" style:family="paragraph" style:parent-style-name="Standard">
      <style:paragraph-properties fo:text-align="justify" style:justify-single-word="false"/>
      <style:text-properties style:font-name="Century Gothic" fo:font-size="10pt" fo:font-weight="bold" style:font-size-asian="10pt" style:font-weight-asian="bold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10pt" style:font-size-asian="10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entury Gothic" fo:font-size="10pt" style:font-size-asian="10pt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Century Gothic" fo:font-size="10pt" style:text-underline-style="solid" style:text-underline-width="auto" style:text-underline-color="font-color" fo:font-weight="bold" style:font-size-asian="10pt" style:font-weight-asian="bold"/>
    </style:style>
    <style:style style:name="T2" style:family="text">
      <style:text-properties style:font-name="Century Gothic" fo:font-size="10pt" fo:font-weight="bold" style:font-size-asian="10pt" style:font-weight-asian="bold"/>
    </style:style>
    <style:style style:name="T3" style:family="text">
      <style:text-properties style:font-name="Century Gothic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Plan d’action 2017-2019 pour une action publique transparente et collaborative</text:span></text:p>
      <text:p text:style-name="P2"><text:bookmark text:name="_GoBack"/><text:span text:style-name="T1">Modèle d’engagement</text:span></text:p>
      <text:p text:style-name="P3"/>
      <text:p text:style-name="P2"><text:span text:style-name="T2">Engagement n°X : TITRE ET FORMULATION</text:span></text:p>
      <text:p text:style-name="P4"/>
      <text:p text:style-name="P6"><text:span text:style-name="T2">Enjeux [problématique principale]</text:span></text:p>
      <text:p text:style-name="P4"/>
      <text:p text:style-name="P6"><text:span text:style-name="T2">Ambitions</text:span></text:p>
      <text:p text:style-name="P4"/>
      <text:p text:style-name="P6"><text:span text:style-name="T2">Institution(s) porteuse(s)</text:span></text:p>
      <text:p text:style-name="P4"/>
      <text:p text:style-name="P6"><text:span text:style-name="T2">Calendrier global d’implémentation</text:span></text:p>
      <text:p text:style-name="P4"/>
      <text:p text:style-name="P6"><text:span text:style-name="T2">Principes de l’OGP auxquels se rattachent l’engagement </text:span><text:span text:style-name="T3">[accès à l’information, participation, redevabilité, innovation et technologie au service de l’ouverture]</text:span></text:p>
      <text:p text:style-name="P4"/>
      <text:p text:style-name="P6"><text:span text:style-name="T2">Engagement nouveau ou continu</text:span></text:p>
      <text:p text:style-name="P4"/>
      <text:p text:style-name="P6"><text:span text:style-name="T2">Autres acteurs impliqués :</text:span></text:p>
      <text:list xml:id="list8705351236562134390" text:style-name="WWNum1">
        <text:list-item>
          <text:list>
            <text:list-item>
              <text:p text:style-name="P1"><text:span text:style-name="T3">Autres acteurs au sein de l’administration</text:span></text:p>
            </text:list-item>
            <text:list-item>
              <text:p text:style-name="P1"><text:span text:style-name="T3">Membres de la société civile</text:span></text:p>
            </text:list-item>
          </text:list>
        </text:list-item>
      </text:list>
      <text:p text:style-name="P4"/>
      <text:p text:style-name="P6"><text:span text:style-name="T2">Feuille de route pour accomplir les actions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7"><text:span text:style-name="T3">Action</text:span></text:p>
          </table:table-cell>
          <table:table-cell table:style-name="Tableau1.A1" office:value-type="string">
            <text:p text:style-name="P7"><text:span text:style-name="T3">Critère(s) de réussite</text:span></text:p>
          </table:table-cell>
          <table:table-cell table:style-name="Tableau1.A1" office:value-type="string">
            <text:p text:style-name="P7"><text:span text:style-name="T3">Nouveauté de l’action</text:span></text:p>
          </table:table-cell>
          <table:table-cell table:style-name="Tableau1.A1" table:number-columns-spanned="2" office:value-type="string">
            <text:p text:style-name="P7"><text:span text:style-name="T3">Calendrier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</table:table-row>
      </table:table>
      <text:p text:style-name="P5"/>
      <text:p text:style-name="P6"><text:span text:style-name="T2">Preuve de concept supplémentaire </text:span><text:span text:style-name="T3">: verbatim consultation/rapport d’expert, benchmark, etc., lien utile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Century Gothic1" svg:font-family="'Century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fr" fo:country="FR" style:letter-kerning="true" style:font-name-asian="Calibri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fr" fo:country="FR" style:letter-kerning="true" style:font-name-asian="Calibri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entury Gothic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lde Bras</meta:initial-creator>
    <dc:creator>Mathilde Bras</dc:creator>
    <meta:editing-cycles>1</meta:editing-cycles>
    <meta:creation-date>2017-04-10T15:01:00</meta:creation-date>
    <dc:date>2017-04-10T15:03:00</dc:date>
    <meta:editing-duration>PT2S</meta:editing-duration>
    <meta:generator>LibreOffice/4.3.7.2.0$Windows_x86 LibreOffice_project/48a90ee55c9f053c937b3e8638cc753652d70536</meta:generator>
    <meta:document-statistic meta:table-count="1" meta:image-count="0" meta:object-count="0" meta:page-count="1" meta:paragraph-count="18" meta:word-count="94" meta:character-count="727" meta:non-whitespace-character-count="653"/>
    <meta:user-defined meta:name="AppVersion">14.0000</meta:user-defined>
    <meta:user-defined meta:name="Company">MINE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